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2.61cm" fo:min-width="15.121cm"/>
    </style:style>
    <style:style style:name="gr2" style:family="graphic" style:parent-style-name="standard">
      <style:graphic-properties svg:stroke-color="#3465a4" draw:fill-color="#ffffff" draw:textarea-horizontal-align="justify" draw:textarea-vertical-align="middle" draw:auto-grow-height="false" fo:min-height="4.195cm" fo:min-width="11.692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2.29cm" fo:min-width="15.121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671cm" fo:min-width="2.421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438cm" fo:min-width="2.474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095cm" fo:min-width="5.687cm"/>
    </style:style>
    <style:style style:name="gr8" style:family="graphic" style:parent-style-name="standard">
      <style:graphic-properties svg:stroke-color="#3465a4" draw:fill-color="#ffffff" draw:textarea-horizontal-align="justify" draw:textarea-vertical-align="middle" draw:auto-grow-height="false" fo:min-height="4.195cm" fo:min-width="14.232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11cm" fo:min-width="3.416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195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004cm" fo:min-width="0.389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svg:stroke-color="#3465a4" draw:fill-color="#ffffff" draw:textarea-horizontal-align="justify" draw:textarea-vertical-align="middle" draw:auto-grow-height="false" fo:min-height="2.417cm" fo:min-width="14.23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1.274cm" fo:min-width="5.215cm"/>
    </style:style>
    <style:style style:name="gr15" style:family="graphic" style:parent-style-name="standard">
      <style:graphic-properties draw:stroke="none" svg:stroke-color="#000000" draw:fill="none" draw:fill-color="#ffffff" fo:min-height="0.766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svg:stroke-color="#3465a4" draw:fill-color="#ffffff" draw:textarea-horizontal-align="justify" draw:textarea-vertical-align="middle" draw:auto-grow-height="false" fo:min-height="10.875cm" fo:min-width="13.344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02cm" fo:min-width="5.596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783cm" fo:min-width="5.613cm"/>
    </style:style>
    <style:style style:name="gr20" style:family="graphic" style:parent-style-name="standard">
      <style:graphic-properties draw:stroke="none" svg:stroke-color="#000000" draw:fill="none" draw:fill-color="#ffffff" fo:min-height="1.401cm"/>
    </style:style>
    <style:style style:name="gr21" style:family="graphic" style:parent-style-name="standard">
      <style:graphic-properties draw:stroke="none" svg:stroke-color="#000000" draw:fill="none" draw:fill-color="#ffffff" fo:min-height="1.655cm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02cm" fo:min-width="6.612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1.02cm" fo:min-width="1.024cm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02cm" fo:min-width="8.009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1.174cm" fo:min-width="1.024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0.323cm" fo:min-width="0.962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.438cm" fo:min-width="1.585cm"/>
    </style:style>
    <style:style style:name="gr28" style:family="graphic" style:parent-style-name="standard">
      <style:graphic-properties draw:stroke="none" svg:stroke-color="#000000" draw:fill="none" draw:fill-color="#ffffff" fo:min-height="4.573cm"/>
    </style:style>
    <style:style style:name="gr29" style:family="graphic" style:parent-style-name="standard">
      <style:graphic-properties svg:stroke-color="#3465a4" draw:fill-color="#ffffff" draw:textarea-horizontal-align="justify" draw:textarea-vertical-align="middle" draw:auto-grow-height="false" fo:min-height="10.285cm" fo:min-width="13.34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style:paragraph-properties fo:text-align="center"/>
      <style:text-properties fo:color="#ffffff" fo:font-size="28pt" fo:background-color="transparen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28pt" fo:background-color="transparent" style:font-size-asian="28pt" style:font-size-complex="28pt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  <style:text-properties fo:color="#ffffff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center"/>
      <style:text-properties fo:color="#ffffff" fo:font-size="22pt" style:font-size-asian="22pt" style:font-size-complex="22pt"/>
    </style:style>
    <style:style style:name="P12" style:family="paragraph">
      <style:paragraph-properties fo:text-align="end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loext:graphic-properties draw:fill="none" draw:fill-color="#ffffff"/>
      <style:paragraph-properties fo:text-align="center"/>
      <style:text-properties fo:color="#ffffff"/>
    </style:style>
    <style:style style:name="P18" style:family="paragraph">
      <style:paragraph-properties fo:text-align="end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end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color="#000000" fo:font-size="44pt" fo:background-color="transparent" style:font-size-asian="44pt" style:font-size-complex="44pt"/>
    </style:style>
    <style:style style:name="P21" style:family="paragraph">
      <loext:graphic-properties draw:fill="none" draw:fill-color="#ffffff"/>
      <style:paragraph-properties fo:text-align="center"/>
      <style:text-properties fo:color="#000000" fo:font-size="44pt" fo:background-color="transparent" style:font-size-asian="44pt" style:font-size-complex="44pt"/>
    </style:style>
    <style:style style:name="T1" style:family="text">
      <style:text-properties fo:color="#ffffff" fo:font-size="28pt" fo:background-color="transparent" style:font-size-asian="28pt" style:font-size-complex="28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44pt" fo:background-color="transparent" style:font-size-asian="44pt" style:font-size-complex="44pt"/>
    </style:style>
    <style:style style:name="T6" style:family="text">
      <style:text-properties fo:color="#000000" fo:font-size="32pt" fo:background-color="transparen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" draw:style-name="dp1" draw:master-page-name="Default">
        <draw:custom-shape draw:style-name="gr1" draw:text-style-name="P1" draw:layer="layout" svg:width="15.621cm" svg:height="22.86cm" svg:x="3.159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621cm" svg:height="2.54cm" svg:x="3.1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017cm" svg:height="1.563cm" svg:x="6.969cm" svg:y="3.286cm">
          <draw:text-box>
            <text:p text:style-name="P4"><text:span text:style-name="T1">صفحه اصلی</text:span></text:p>
          </draw:text-box>
        </draw:fram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12.9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1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15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19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20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20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22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markets" draw:style-name="dp1" draw:master-page-name="Default">
        <draw:custom-shape draw:style-name="gr1" draw:text-style-name="P1" draw:layer="layout" svg:width="15.621cm" svg:height="22.86cm" svg:x="3.159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621cm" svg:height="2.54cm" svg:x="3.1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017cm" svg:height="1.563cm" svg:x="6.969cm" svg:y="3.286cm">
          <draw:text-box>
            <text:p text:style-name="P4"><text:span text:style-name="T1">کافه ها</text:span></text:p>
          </draw:text-box>
        </draw:fram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12.9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1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15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19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20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20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22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roduct" draw:style-name="dp1" draw:master-page-name="Default">
        <draw:custom-shape draw:style-name="gr1" draw:text-style-name="P1" draw:layer="layout" svg:width="15.621cm" svg:height="22.86cm" svg:x="3.159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621cm" svg:height="2.54cm" svg:x="3.1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017cm" svg:height="1.563cm" svg:x="6.969cm" svg:y="3.286cm">
          <draw:text-box>
            <text:p text:style-name="P4"><text:span text:style-name="T1">کافه حیات</text:span></text:p>
          </draw:text-box>
        </draw:fram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4.732cm" svg:height="4.445cm" svg:x="3.667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5.11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11.587cm" svg:y="7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.064cm" svg:height="0.508cm" svg:x="10.571cm" svg:y="9.2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0.889cm" svg:height="0.889cm" svg:x="8.62cm" svg:y="8.2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889cm" svg:height="0.254cm" svg:x="6.842cm" svg:y="8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24cm" svg:height="1.016cm" svg:x="4.429cm" svg:y="8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92cm" svg:height="4.445cm" svg:x="5.064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11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12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13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11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12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13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4.732cm" svg:height="4.445cm" svg:x="3.667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5.116cm" svg:y="11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11.587cm" svg:y="12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.064cm" svg:height="0.508cm" svg:x="10.571cm" svg:y="13.72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0.889cm" svg:height="0.889cm" svg:x="8.62cm" svg:y="12.68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889cm" svg:height="0.254cm" svg:x="6.842cm" svg:y="13.0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24cm" svg:height="1.016cm" svg:x="4.429cm" svg:y="12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4.732cm" svg:height="4.445cm" svg:x="3.667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5.11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11.587cm" svg:y="7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.064cm" svg:height="0.508cm" svg:x="10.571cm" svg:y="9.2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0.889cm" svg:height="0.889cm" svg:x="8.62cm" svg:y="8.2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889cm" svg:height="0.254cm" svg:x="6.842cm" svg:y="8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24cm" svg:height="1.016cm" svg:x="4.429cm" svg:y="8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92cm" svg:height="4.445cm" svg:x="5.064cm" svg:y="15.4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18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15.4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18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4.732cm" svg:height="4.445cm" svg:x="3.667cm" svg:y="15.4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5.116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11.587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.064cm" svg:height="0.508cm" svg:x="10.571cm" svg:y="18.17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0.889cm" svg:height="0.889cm" svg:x="8.62cm" svg:y="17.1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889cm" svg:height="0.254cm" svg:x="6.842cm" svg:y="17.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24cm" svg:height="1.016cm" svg:x="4.429cm" svg:y="17.1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4.732cm" svg:height="4.445cm" svg:x="3.667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5.11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11.587cm" svg:y="7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.064cm" svg:height="0.508cm" svg:x="10.571cm" svg:y="9.2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0.889cm" svg:height="0.889cm" svg:x="8.62cm" svg:y="8.2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889cm" svg:height="0.254cm" svg:x="6.842cm" svg:y="8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24cm" svg:height="1.016cm" svg:x="4.429cm" svg:y="8.2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21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48cm" svg:height="0.762cm" svg:x="9.763cm" svg:y="21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4.732cm" svg:height="2.667cm" svg:x="3.667cm" svg:y="19.9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24cm" svg:height="1.016cm" svg:x="4.302cm" svg:y="20.6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715cm" svg:height="1.524cm" svg:x="3.794cm" svg:y="22.84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175cm" svg:height="1.093cm" svg:x="6.461cm" svg:y="20.685cm">
          <draw:text-box>
            <text:p text:style-name="P8">مجموع</text:p>
          </draw:text-box>
        </draw:frame>
        <draw:frame draw:style-name="gr16" draw:text-style-name="P11" draw:layer="layout" svg:width="4.318cm" svg:height="1.284cm" svg:x="4.302cm" svg:y="22.952cm">
          <draw:text-box>
            <text:p text:style-name="P10"><text:span text:style-name="T2">تکمیل خرید</text:span></text:p>
          </draw:text-box>
        </draw:frame>
      </draw:page>
      <draw:page draw:name="deliver" draw:style-name="dp1" draw:master-page-name="Default">
        <draw:custom-shape draw:style-name="gr1" draw:text-style-name="P1" draw:layer="layout" svg:width="15.621cm" svg:height="22.86cm" svg:x="3.159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621cm" svg:height="2.54cm" svg:x="3.1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017cm" svg:height="1.563cm" svg:x="6.969cm" svg:y="3.286cm">
          <draw:text-box>
            <text:p text:style-name="P4"><text:span text:style-name="T1">نحوه دریافت</text:span></text:p>
          </draw:text-box>
        </draw:fram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192cm" svg:height="4.445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921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762cm" svg:x="9.763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3.844cm" svg:height="11.125cm" draw:transform="skewX (-0.0123918376891597) rotate (-0.0123918376891592) translate (4.175cm 6.4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6.096cm" svg:height="1.27cm" svg:x="4.937cm" svg:y="8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223cm" svg:height="1.143cm" svg:x="4.81cm" svg:y="14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5.715cm" svg:height="1.524cm" svg:x="4.556cm" svg:y="18.3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223cm" svg:height="1.143cm" svg:x="4.937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5.207cm" svg:height="1.651cm" svg:x="11.795cm" svg:y="8.493cm">
          <draw:text-box>
            <text:p text:style-name="P12"><text:span text:style-name="T3">نحوه دریافت</text:span></text:p>
          </draw:text-box>
        </draw:frame>
        <draw:frame draw:style-name="gr20" draw:text-style-name="P13" draw:layer="layout" svg:width="5.207cm" svg:height="2.317cm" svg:x="11.795cm" svg:y="10.779cm">
          <draw:text-box>
            <text:p text:style-name="P12"><text:span text:style-name="T3">زمان تقریبی آماده سازی</text:span></text:p>
          </draw:text-box>
        </draw:frame>
        <draw:frame draw:style-name="gr21" draw:text-style-name="P15" draw:layer="layout" svg:width="4.699cm" svg:height="1.905cm" svg:x="12.303cm" svg:y="14.462cm">
          <draw:text-box>
            <text:p text:style-name="P14"><text:span text:style-name="T3">هزینه ارسال</text:span></text:p>
          </draw:text-box>
        </draw:frame>
        <draw:frame draw:style-name="gr4" draw:text-style-name="P17" draw:layer="layout" svg:width="5.334cm" svg:height="1.397cm" svg:x="4.683cm" svg:y="18.68cm">
          <draw:text-box>
            <text:p text:style-name="P16">تکمیل اطلاعات</text:p>
          </draw:text-box>
        </draw:frame>
      </draw:page>
      <draw:page draw:name="address" draw:style-name="dp1" draw:master-page-name="Default">
        <draw:custom-shape draw:style-name="gr1" draw:text-style-name="P1" draw:layer="layout" svg:width="15.621cm" svg:height="22.86cm" svg:x="3.159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621cm" svg:height="2.54cm" svg:x="3.1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017cm" svg:height="1.563cm" svg:x="6.969cm" svg:y="3.286cm">
          <draw:text-box>
            <text:p text:style-name="P4"><text:span text:style-name="T1">مشخصات فردی</text:span></text:p>
          </draw:text-box>
        </draw:fram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6.223cm" svg:height="0.381cm" svg:x="6.588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3.844cm" svg:height="11.125cm" draw:transform="skewX (-0.0123918376891597) rotate (-0.0123918376891592) translate (3.921cm 6.5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7.112cm" svg:height="1.27cm" svg:x="7.223cm" svg:y="8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715cm" svg:height="1.524cm" svg:x="4.556cm" svg:y="18.399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5.207cm" svg:height="1.651cm" svg:x="11.795cm" svg:y="8.493cm">
          <draw:text-box>
            <text:p text:style-name="P12"><text:span text:style-name="T3">موبایل</text:span></text:p>
          </draw:text-box>
        </draw:frame>
        <draw:frame draw:style-name="gr4" draw:text-style-name="P17" draw:layer="layout" svg:width="5.334cm" svg:height="1.397cm" svg:x="4.683cm" svg:y="18.68cm">
          <draw:text-box>
            <text:p text:style-name="P16">ایجاد فاکتور</text:p>
          </draw:text-box>
        </draw:frame>
        <draw:custom-shape draw:style-name="gr23" draw:text-style-name="P7" draw:layer="layout" svg:width="1.524cm" svg:height="1.27cm" svg:x="5.699cm" svg:y="8.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8.509cm" svg:height="1.27cm" draw:transform="skewX (0.00471238898038469) rotate (0.00436332312998582) translate (5.826cm 11.288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667cm" svg:height="1.651cm" svg:x="14.589cm" svg:y="11.16cm">
          <draw:text-box>
            <text:p text:style-name="P18"><text:span text:style-name="T4">نام</text:span><text:span text:style-name="T4"> </text:span></text:p>
          </draw:text-box>
        </draw:frame>
        <draw:custom-shape draw:style-name="gr22" draw:text-style-name="P6" draw:layer="layout" svg:width="7.112cm" svg:height="1.27cm" svg:x="7.35cm" svg:y="13.981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5.207cm" svg:height="1.651cm" svg:x="11.922cm" svg:y="13.954cm">
          <draw:text-box>
            <text:p text:style-name="P12"><text:span text:style-name="T3">آدرس</text:span></text:p>
          </draw:text-box>
        </draw:frame>
        <draw:custom-shape draw:style-name="gr25" draw:text-style-name="P7" draw:layer="layout" svg:width="1.524cm" svg:height="1.424cm" svg:x="5.826cm" svg:y="13.927cm">
          <text:p/>
          <draw:enhanced-geometry svg:viewBox="0 0 21600 21600" draw:type="rectangle" draw:enhanced-path="M 0 0 L 21600 0 21600 21600 0 21600 0 0 Z N"/>
        </draw:custom-shape>
      </draw:page>
      <draw:page draw:name="order" draw:style-name="dp1" draw:master-page-name="Default">
        <draw:custom-shape draw:style-name="gr1" draw:text-style-name="P1" draw:layer="layout" svg:width="15.621cm" svg:height="22.86cm" svg:x="3.159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621cm" svg:height="2.54cm" svg:x="3.1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017cm" svg:height="1.563cm" svg:x="6.969cm" svg:y="3.286cm">
          <draw:text-box>
            <text:p text:style-name="P4"><text:span text:style-name="T1">پیش فاکتور</text:span></text:p>
          </draw:text-box>
        </draw:frame>
        <draw:custom-shape draw:style-name="gr17" draw:text-style-name="P2" draw:layer="layout" svg:width="13.844cm" svg:height="11.125cm" draw:transform="skewX (-0.0123918376891597) rotate (-0.0123918376891592) translate (3.921cm 6.5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5.715cm" svg:height="1.524cm" svg:x="7.731cm" svg:y="15.478cm">
          <text:p/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5.334cm" svg:height="1.397cm" svg:x="7.858cm" svg:y="15.759cm">
          <draw:text-box>
            <text:p text:style-name="P16">پرداخت</text:p>
          </draw:text-box>
        </draw:frame>
        <draw:custom-shape draw:style-name="gr6" draw:text-style-name="P7" draw:layer="layout" svg:width="3.048cm" svg:height="0.762cm" svg:x="13.065cm" svg:y="8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24cm" svg:height="0.635cm" svg:x="10.144cm" svg:y="8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2.159cm" svg:height="0.762cm" svg:x="6.08cm" svg:y="8.1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48cm" svg:height="0.762cm" svg:x="13.192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24cm" svg:height="0.635cm" svg:x="10.271cm" svg:y="9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2.159cm" svg:height="0.762cm" svg:x="6.207cm" svg:y="9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48cm" svg:height="0.762cm" svg:x="13.192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24cm" svg:height="0.635cm" svg:x="10.271cm" svg:y="11.5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2.159cm" svg:height="0.762cm" svg:x="6.207cm" svg:y="11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48cm" svg:height="0.762cm" svg:x="13.192cm" svg:y="13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24cm" svg:height="0.635cm" svg:x="10.271cm" svg:y="13.2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2.159cm" svg:height="0.762cm" svg:x="6.207cm" svg:y="1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bank" draw:style-name="dp1" draw:master-page-name="Default">
        <draw:custom-shape draw:style-name="gr1" draw:text-style-name="P1" draw:layer="layout" svg:width="15.621cm" svg:height="22.86cm" svg:x="3.159cm" svg:y="2.778cm">
          <text:p/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9.017cm" svg:height="4.823cm" svg:x="6.842cm" svg:y="8.112cm">
          <draw:text-box>
            <text:p text:style-name="P20"><text:span text:style-name="T5">بانک</text:span></text:p>
            <text:p text:style-name="P20"><text:span text:style-name="T6">صفحه پرداخت</text:span></text:p>
          </draw:text-box>
        </draw:frame>
      </draw:page>
      <draw:page draw:name="factor" draw:style-name="dp1" draw:master-page-name="Default">
        <draw:custom-shape draw:style-name="gr1" draw:text-style-name="P1" draw:layer="layout" svg:width="15.621cm" svg:height="22.86cm" svg:x="3.159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621cm" svg:height="2.54cm" svg:x="3.159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017cm" svg:height="1.563cm" svg:x="6.969cm" svg:y="3.286cm">
          <draw:text-box>
            <text:p text:style-name="P4"><text:span text:style-name="T1">رسید پرداخت</text:span></text:p>
          </draw:text-box>
        </draw:frame>
        <draw:custom-shape draw:style-name="gr29" draw:text-style-name="P2" draw:layer="layout" svg:width="13.844cm" svg:height="10.535cm" draw:transform="skewX (-0.0123918376891597) rotate (-0.0123918376891592) translate (4.048cm 7.0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048cm" svg:height="0.762cm" svg:x="13.192cm" svg:y="10.14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24cm" svg:height="0.635cm" svg:x="10.271cm" svg:y="10.1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2.159cm" svg:height="0.762cm" svg:x="6.207cm" svg:y="10.04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48cm" svg:height="0.762cm" svg:x="13.319cm" svg:y="11.79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24cm" svg:height="0.635cm" svg:x="10.398cm" svg:y="11.84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2.159cm" svg:height="0.762cm" svg:x="6.334cm" svg:y="11.69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48cm" svg:height="0.762cm" svg:x="13.319cm" svg:y="13.44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24cm" svg:height="0.635cm" svg:x="10.398cm" svg:y="13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2.159cm" svg:height="0.762cm" svg:x="6.334cm" svg:y="13.34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48cm" svg:height="0.762cm" svg:x="13.319cm" svg:y="15.0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524cm" svg:height="0.635cm" svg:x="10.398cm" svg:y="15.1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2.159cm" svg:height="0.762cm" svg:x="6.334cm" svg:y="14.9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5.715cm" svg:height="1.524cm" svg:x="8.239cm" svg:y="7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7" draw:layer="layout" svg:width="5.334cm" svg:height="1.397cm" svg:x="8.366cm" svg:y="7.858cm">
          <draw:text-box>
            <text:p text:style-name="P16">کد پیگیری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3:58:14.633621029</meta:creation-date>
    <dc:date>2019-09-22T00:32:36.121492870</dc:date>
    <meta:editing-duration>PT13M17S</meta:editing-duration>
    <meta:editing-cycles>3</meta:editing-cycles>
    <meta:generator>LibreOffice/6.2.7.1$Linux_X86_64 LibreOffice_project/20$Build-1</meta:generator>
    <meta:document-statistic meta:object-count="205"/>
  </office:meta>
</office:document-meta>
</file>